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956cm" fo:margin-left="-0.016cm" table:align="left" style:writing-mode="lr-tb"/>
    </style:style>
    <style:style style:name="Таблица1.A" style:family="table-column">
      <style:table-column-properties style:column-width="8.996cm"/>
    </style:style>
    <style:style style:name="Таблица1.B" style:family="table-column">
      <style:table-column-properties style:column-width="8.9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0d387b" style:font-name-complex="Times New Roman"/>
    </style:style>
    <style:style style:name="P6" style:family="paragraph" style:parent-style-name="Standard">
      <style:text-properties style:font-name="Times New Roman" officeooo:rsid="000af93c" officeooo:paragraph-rsid="000af93c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text-properties style:font-name="Times New Roman" fo:font-weight="bold" officeooo:paragraph-rsid="000af93c" style:font-weight-asian="bold" style:font-name-complex="Times New Roman"/>
    </style:style>
    <style:style style:name="P10" style:family="paragraph" style:parent-style-name="Standard" style:list-style-name="WW8Num1">
      <style:text-properties officeooo:paragraph-rsid="0009521e"/>
    </style:style>
    <style:style style:name="P11" style:family="paragraph" style:parent-style-name="Standard">
      <style:text-properties officeooo:paragraph-rsid="000ac2fc"/>
    </style:style>
    <style:style style:name="P12" style:family="paragraph" style:parent-style-name="Standard">
      <style:text-properties fo:font-size="8pt" officeooo:rsid="000af93c" officeooo:paragraph-rsid="000af93c" style:font-size-asian="8pt" style:font-size-complex="8pt"/>
    </style:style>
    <style:style style:name="P13" style:family="paragraph" style:parent-style-name="Standard">
      <style:text-properties officeooo:rsid="000af93c" officeooo:paragraph-rsid="000cb435"/>
    </style:style>
    <style:style style:name="P14" style:family="paragraph" style:parent-style-name="Standard">
      <style:text-properties officeooo:rsid="000cb435" officeooo:paragraph-rsid="000cb435"/>
    </style:style>
    <style:style style:name="P15" style:family="paragraph" style:parent-style-name="Standard">
      <style:text-properties officeooo:paragraph-rsid="000d387b"/>
    </style:style>
    <style:style style:name="P16" style:family="paragraph" style:parent-style-name="Standard">
      <style:paragraph-properties fo:margin-left="0cm" fo:margin-right="0cm" fo:text-indent="9.922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indent="9.922cm" style:auto-text-indent="false"/>
      <style:text-properties style:font-name="Times New Roman" style:font-name-complex="Times New Roman"/>
    </style:style>
    <style:style style:name="P18" style:family="paragraph" style:parent-style-name="Standard">
      <style:paragraph-properties fo:margin-left="10.001cm" fo:margin-right="0cm" fo:text-indent="0cm" style:auto-text-indent="false"/>
    </style:style>
    <style:style style:name="P19" style:family="paragraph" style:parent-style-name="Standard">
      <style:paragraph-properties fo:margin-left="10.001cm" fo:margin-right="0cm" fo:text-indent="0cm" style:auto-text-indent="false"/>
      <style:text-properties style:font-name="Times New Roman" style:font-name-complex="Times New Roman"/>
    </style:style>
    <style:style style:name="P20" style:family="paragraph" style:parent-style-name="Standard">
      <style:paragraph-properties fo:margin-left="10.001cm" fo:margin-right="0cm" fo:text-indent="0cm" style:auto-text-indent="false"/>
      <style:text-properties style:font-name="Times New Roman" officeooo:rsid="000d387b" officeooo:paragraph-rsid="000d387b" style:font-name-complex="Times New Roman"/>
    </style:style>
    <style:style style:name="P21" style:family="paragraph" style:parent-style-name="Standard">
      <style:paragraph-properties fo:margin-left="0cm" fo:margin-right="0cm" fo:text-indent="-0.06cm" style:auto-text-indent="false" fo:break-before="pag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style:font-name-complex="Times New Roman"/>
    </style:style>
    <style:style style:name="P25" style:family="paragraph" style:parent-style-name="Table_20_Contents">
      <style:text-properties fo:font-size="8pt" officeooo:rsid="000af93c" officeooo:paragraph-rsid="000af93c" style:font-size-asian="8pt" style:font-size-complex="8pt"/>
    </style:style>
    <style:style style:name="P26" style:family="paragraph" style:parent-style-name="Table_20_Contents">
      <style:text-properties fo:font-size="8pt" officeooo:rsid="000af93c" officeooo:paragraph-rsid="000d387b" style:font-size-asian="8pt" style:font-size-complex="8pt"/>
    </style:style>
    <style:style style:name="P27" style:family="paragraph" style:parent-style-name="Heading_20_1">
      <style:text-properties style:font-name="Times New Roman" style:font-name-complex="Times New Roman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ac2fc" style:font-name-complex="Times New Roman"/>
    </style:style>
    <style:style style:name="T5" style:family="text">
      <style:text-properties style:font-name="Times New Roman" officeooo:rsid="000d387b" style:font-name-complex="Times New Roman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bold" style:font-weight-asian="bold" style:font-name-complex="Times New Roman"/>
    </style:style>
    <style:style style:name="T9" style:family="text">
      <style:text-properties style:font-name="Times New Roman" fo:font-style="italic" style:font-style-asian="italic" style:font-name-complex="Times New Roman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009521e"/>
    </style:style>
    <style:style style:name="T12" style:family="text">
      <style:text-properties officeooo:rsid="000cb435"/>
    </style:style>
    <style:style style:name="T13" style:family="text">
      <style:text-properties officeooo:rsid="000d387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бюджетное образовательное учреждение</text:p>
      <text:p text:style-name="P3">высшего образования</text:p>
      <text:p text:style-name="P1"><text:span text:style-name="T2">«</text:span><text:span text:style-name="T1">Сибирский государственный университет телекоммуникаций и информатики»</text:span></text:p>
      <text:p text:style-name="P2"/>
      <text:p text:style-name="P4"/>
      <text:p text:style-name="P4"/>
      <text:p text:style-name="P4"/>
      <text:p text:style-name="P4"/>
      <text:p text:style-name="P4"/>
      <text:p text:style-name="P16">Факультет ИВТ</text:p>
      <text:p text:style-name="P16"/>
      <text:p text:style-name="P17"/>
      <text:p text:style-name="P17"/>
      <text:p text:style-name="P17"/>
      <text:p text:style-name="P16">Кафедра вычислительных систем</text:p>
      <text:p text:style-name="P16"/>
      <text:p text:style-name="P17"/>
      <text:p text:style-name="P17"/>
      <text:p text:style-name="P17"/>
      <text:p text:style-name="P4"/>
      <text:p text:style-name="P4"/>
      <text:p text:style-name="P7">Лабораторная работа №<text:span text:style-name="T13">2</text:span></text:p>
      <text:p text:style-name="P5">&lt;<text:span text:style-name="T13">Д</text:span>инамические массивы&gt;</text:p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tab/><text:tab/><text:tab/><text:tab/><text:tab/><text:tab/><text:tab/><text:tab/>Выполнил:</text:p>
      <text:p text:style-name="P18"><text:span text:style-name="T2">студент гр. И</text:span><text:span text:style-name="T5">С-742</text:span></text:p>
      <text:p text:style-name="P20">Найманов Егор Викторович</text:p>
      <text:p text:style-name="P19"/>
      <text:p text:style-name="P18"><text:span text:style-name="T2">Проверил:</text:span></text:p>
      <text:p text:style-name="P18"><text:span text:style-name="T2">Старший преподаватель Кафедры ВС</text:span></text:p>
      <text:p text:style-name="P19">Фульман В.О.</text:p>
      <text:p text:style-name="P19"><text:span text:style-name="T2"/></text:p>
      <text:p text:style-name="P4"/>
      <text:p text:style-name="P23"><text:span text:style-name="T2"/></text:p>
      <text:p text:style-name="P23"><text:span text:style-name="T2">Новосибирск, 2017</text:span></text:p>
      <text:p text:style-name="P21"><text:span text:style-name="T7">Тема</text:span><text:span text:style-name="T7"> </text:span><text:span text:style-name="T7">лабораторной</text:span><text:span text:style-name="T7"> </text:span><text:span text:style-name="T7">работы</text:span></text:p>
      <text:h text:style-name="P27" text:outline-level="1"><text:span text:style-name="T13">Д</text:span>инамические массивы</text:h>
      <text:p text:style-name="P4"><text:span text:style-name="T2"/></text:p>
      <text:p text:style-name="P8">Цель</text:p>
      <text:p text:style-name="P15"><text:span text:style-name="T5">Познакомиться с динамическими массивами целых чисел</text:span></text:p>
      <text:h text:style-name="Heading_20_2" text:outline-level="2">Задание</text:h>
      <text:section text:style-name="Sect1" text:name="id2">
        <text:p text:style-name="Text_20_body">Реализовать тип данных «Динамический массив целых чисел» — <text:span text:style-name="Source_20_Text">IntVector</text:span> и основные функции для работы с ним. Разработать тестовое приложение для демонстрации реализованных функций.</text:p>
        <text:p text:style-name="Text_20_body">Advanced: в функциях получения элемента по индексу и установки значения заданного элемента предусмотреть обработку выхода за границы массива. Продумать сигнатуру функции, позволяющую обработать ошибку в клиентском коде.</text:p>
        <text:p text:style-name="Text_20_body">Nightmare: помимо структуры <text:span text:style-name="Source_20_Text">IntVector</text:span> реализовать обобщенный динамический массив <text:span text:style-name="Source_20_Text">Vector</text:span>, способный хранить данные любого типа. </text:p>
      </text:section>
      <text:p text:style-name="Standard"><text:span text:style-name="T7">Анализ</text:span><text:span text:style-name="T7"> </text:span><text:span text:style-name="T7">задачи</text:span></text:p>
      <text:list xml:id="list2500186200189985007" text:style-name="WW8Num1">
        <text:list-item>
          <text:p text:style-name="P10"><text:span text:style-name="T2">Входные данные: </text:span><text:span text:style-name="Source_20_Text"><text:span text:style-name="T11">исходная ёмкость, вектор v, индексы, значения элементов, размер массива, ёмкость массива.</text:span></text:span></text:p>
          <text:p text:style-name="P10"><text:span text:style-name="Source_20_Text"/></text:p>
        </text:list-item>
      </text:list>
      <text:p text:style-name="P13">2.</text:p>
      <text:p text:style-name="P14">начало</text:p>
      <text:p text:style-name="P13">Главная функция()</text:p>
      <text:p text:style-name="P6"><text:span text:style-name="T12">П</text:span>рисваивание типов данных переменным</text:p>
      <text:p text:style-name="P6"/>
      <text:p text:style-name="P6">Цикл (пока i !=14)</text:p>
      <text:p text:style-name="P6">(считывание номера команды <text:span text:style-name="T13">от 0 до 14</text:span>)</text:p>
      <text:p text:style-name="P6"><text:s text:c="4"/>Если (i&lt;=14)</text:p>
      <text:p text:style-name="P6"><text:s text:c="8"/>оператор switch</text:p>
      <text:p text:style-name="P6"><text:s text:c="13"/><text:span text:style-name="T12">case 1; </text:span></text:p>
      <text:p text:style-name="P6"><text:s text:c="16"/><text:span text:style-name="T13">Вызов функций из файла IntVector.c( файл описан в листинге)</text:span></text:p>
      <text:p text:style-name="P6"><text:s text:c="13"/><text:span text:style-name="T12">case 14;</text:span></text:p>
      <text:p text:style-name="P6"><text:s text:c="5"/><text:span text:style-name="T12">Конец если</text:span></text:p>
      <text:p text:style-name="P6"><text:s text:c="5"/><text:span text:style-name="T12">Если (i !=2; 0; 13; 14;)</text:span></text:p>
      <text:p text:style-name="P6"><text:s text:c="10"/><text:span text:style-name="T12">то вызов функции print_vector</text:span></text:p>
      <text:p text:style-name="P6"><text:s text:c="4"/><text:span text:style-name="T12">кц</text:span></text:p>
      <text:p text:style-name="Standard"><text:span text:style-name="T7"/></text:p>
      <text:p text:style-name="Standard"><text:span text:style-name="T7">Тестовые</text:span><text:span text:style-name="T7"> </text:span><text:span text:style-name="T7">данные</text:span></text:p>
      <text:p text:style-name="Standard"><text:span text:style-name="T2"/></text:p>
      <text:p text:style-name="P11"><text:span text:style-name="T4">Тестирование показало, что программа работает корректно, при ошибочных значениях включаются в работу проверки, описанные в файле IntVector.c . </text:span><text:span text:style-name="T2">Функция корректно обрабатыва</text:span><text:span text:style-name="T4">ет</text:span><text:span text:style-name="T2"> ошибк</text:span><text:span text:style-name="T4">и</text:span><text:span text:style-name="T2"> при выделении любого из участков памяти, не <text:s/>возвраща</text:span><text:span text:style-name="T4">ет</text:span><text:span text:style-name="T2"> указатель </text:span><text:span text:style-name="T4">на</text:span><text:span text:style-name="T2"> частично сформированный объект и не приводить к утечкам памяти в случае ошибки.</text:span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Листинг программ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#include &lt;stdlib.h&gt;</text:p>
            <text:p text:style-name="P25">#include &lt;stdio.h&gt;</text:p>
            <text:p text:style-name="P25">#include &lt;string.h&gt;</text:p>
            <text:p text:style-name="P25">#include "IntVector.h"</text:p>
            <text:p text:style-name="P25"/>
            <text:p text:style-name="P25"/>
            <text:p text:style-name="P25"/>
            <text:p text:style-name="P25">IntVector *int_vector_new (size_t initial_capacity) {</text:p>
            <text:p text:style-name="P25"><text:s text:c="4"/>if (!(initial_capacity)) {</text:p>
            <text:p text:style-name="P25"><text:s text:c="7"/>printf("Capacity cannot be 0\n");</text:p>
            <text:p text:style-name="P25"><text:s text:c="7"/>return NULL;</text:p>
            <text:p text:style-name="P25"><text:s text:c="4"/>}</text:p>
            <text:p text:style-name="P25"/>
            <text:p text:style-name="P25"><text:s text:c="4"/>IntVector *new_IntVector = (IntVector*) malloc(sizeof(IntVector));</text:p>
            <text:p text:style-name="P25"><text:s text:c="4"/>(*new_IntVector).container = (int*) malloc(sizeof(int) * initial_capacity);</text:p>
            <text:p text:style-name="P25"><text:s text:c="4"/>if ((*new_IntVector).container &amp;&amp; new_IntVector) {</text:p>
            <text:p text:style-name="P25"><text:s text:c="6"/>(*new_IntVector).total_size = 0;</text:p>
            <text:p text:style-name="P25"><text:s text:c="6"/>(*new_IntVector).current_size = 1;</text:p>
            <text:p text:style-name="P25"><text:s text:c="6"/>return new_IntVector;</text:p>
            <text:p text:style-name="P25"><text:s text:c="4"/>} else {</text:p>
            <text:p text:style-name="P25"><text:s text:c="8"/>printf("ERROR : impossible to allocate memory.\n");</text:p>
            <text:p text:style-name="P25"><text:s text:c="8"/>free(new_IntVector);</text:p>
            <text:p text:style-name="P25"><text:s text:c="8"/>return NULL;</text:p>
            <text:p text:style-name="P25"><text:s text:c="4"/>}</text:p>
            <text:p text:style-name="P25">}</text:p>
            <text:p text:style-name="P25"/>
            <text:p text:style-name="P25">IntVector *int_vector_copy(const IntVector *v) {</text:p>
            <text:p text:style-name="P25"><text:s text:c="4"/>IntVector *new_vector;</text:p>
            <text:p text:style-name="P25"><text:s text:c="4"/>if ((new_vector = (IntVector*) malloc(sizeof(v))) != NULL) { </text:p>
            <text:p text:style-name="P25"><text:s text:c="8"/>if (((*new_vector).container = (int*) malloc(((*v).current_size) * sizeof(int))) != NULL) {</text:p>
            <text:p text:style-name="P25"><text:s text:c="12"/>(*new_vector).total_size = (*v).total_size;</text:p>
            <text:p text:style-name="P25"><text:s text:c="12"/>(*new_vector).current_size = (*v).current_size;</text:p>
            <text:p text:style-name="P25"><text:s text:c="12"/>memcpy((*new_vector).container, (*v).container, (((*v).current_size) * sizeof(int)));</text:p>
            <text:p text:style-name="P25"><text:s text:c="12"/>return new_vector;</text:p>
            <text:p text:style-name="P25"><text:s text:c="8"/>} else {</text:p>
            <text:p text:style-name="P25"><text:s text:c="12"/>free(new_vector);</text:p>
            <text:p text:style-name="P25"><text:s text:c="12"/>printf("ERROR : impossible to allocate memory.\n");</text:p>
            <text:p text:style-name="P25"><text:s text:c="12"/>return NULL;</text:p>
            <text:p text:style-name="P25"><text:s text:c="8"/>}</text:p>
            <text:p text:style-name="P25"><text:s text:c="4"/>} else {</text:p>
            <text:p text:style-name="P25"><text:s text:c="8"/>free(new_vector);</text:p>
            <text:p text:style-name="P25"><text:s text:c="8"/>printf("ERROR : impossible to allocate memory.\n");</text:p>
            <text:p text:style-name="P25"><text:s text:c="8"/>return NULL;</text:p>
            <text:p text:style-name="P25"><text:s text:c="4"/>} <text:s/></text:p>
            <text:p text:style-name="P25">}</text:p>
            <text:p text:style-name="P25"/>
            <text:p text:style-name="P25">void int_vector_free(IntVector *v) {</text:p>
            <text:p text:style-name="P25"><text:s text:c="4"/>free((*v).container);</text:p>
            <text:p text:style-name="P25"><text:s text:c="4"/>(*v).current_size = 1;</text:p>
            <text:p text:style-name="P25"><text:s text:c="4"/>(*v).total_size = 0;</text:p>
            <text:p text:style-name="P25"><text:s text:c="4"/>printf("Memory clear.\n");</text:p>
            <text:p text:style-name="P25">}</text:p>
            <text:p text:style-name="P25"/>
            <text:p text:style-name="P25">int int_vector_get_item(const IntVector *v, size_t index) {</text:p>
            <text:p text:style-name="P25"><text:s text:c="4"/>if (((*v).total_size - 1) &gt;= index) {</text:p>
            <text:p text:style-name="P25"><text:s text:c="8"/>return ((*v).container)[index];</text:p>
            <text:p text:style-name="P25"><text:s text:c="4"/>}</text:p>
            <text:p text:style-name="P25"><text:s text:c="4"/>printf("Index does not.\n");</text:p>
            <text:p text:style-name="P25"><text:s text:c="4"/>return 0;</text:p>
            <text:p text:style-name="P25">}</text:p>
            <text:p text:style-name="P25"/>
            <text:p text:style-name="P25">void int_vector_set_item(IntVector *v, size_t index, int item) {</text:p>
            <text:p text:style-name="P25"><text:s text:c="4"/>if (((*v).total_size - 1) &gt;= index) {</text:p>
            <text:p text:style-name="P25"><text:s text:c="8"/>((*v).container)[index] = item;</text:p>
            <text:p text:style-name="P25"><text:s text:c="4"/>} else {</text:p>
            <text:p text:style-name="P25"><text:s text:c="8"/>printf("Index does not.\n");</text:p>
            <text:p text:style-name="P25"><text:s text:c="4"/>}</text:p>
            <text:p text:style-name="P25">}</text:p>
            <text:p text:style-name="P25"/>
            <text:p text:style-name="P25">size_t int_vector_get_size(const IntVector *v) {</text:p>
            <text:p text:style-name="P25"><text:s text:c="4"/>return ((*v).total_size);</text:p>
            <text:p text:style-name="P25">}</text:p>
            <text:p text:style-name="P25"/>
            <text:p text:style-name="P25">size_t int_vector_get_capacity(const IntVector *v) {</text:p>
            <text:p text:style-name="P25"><text:s text:c="4"/>return ((*v).current_size);</text:p>
          </table:table-cell>
          <table:table-cell table:style-name="Таблица1.B1" office:value-type="string">
            <text:p text:style-name="P26">}</text:p>
            <text:p text:style-name="P26"/>
            <text:p text:style-name="P26">int int_vector_push_back(IntVector *v, int item) {</text:p>
            <text:p text:style-name="P26"><text:s text:c="4"/>if (((*v).total_size + 1) &gt; ((*v).current_size)) {</text:p>
            <text:p text:style-name="P26"><text:s text:c="8"/>(*v).container = (int*) realloc((*v).container, (2 * (*v).current_size) * sizeof(int));</text:p>
            <text:p text:style-name="P26"><text:s text:c="8"/>if ((*v).container == NULL ) {</text:p>
            <text:p text:style-name="P26"><text:s text:c="12"/>printf("ERROR : impossible to allocate memory.\n");</text:p>
            <text:p text:style-name="P26"><text:s text:c="12"/>return -1;</text:p>
            <text:p text:style-name="P26"><text:s text:c="8"/>} </text:p>
            <text:p text:style-name="P12"><text:s text:c="2"/>(*v).current_size *= 2; <text:s/></text:p>
            <text:p text:style-name="P25"><text:s text:c="4"/>}</text:p>
            <text:p text:style-name="P25"><text:s text:c="4"/>((*v).container)[(*v).total_size] = item;</text:p>
            <text:p text:style-name="P25"><text:s text:c="4"/>(*v).total_size += 1;</text:p>
            <text:p text:style-name="P25"><text:s text:c="4"/>return 0;</text:p>
            <text:p text:style-name="P25">}</text:p>
            <text:p text:style-name="P25"/>
            <text:p text:style-name="P25">void int_vector_pop_back(IntVector *v)</text:p>
            <text:p text:style-name="P25">{</text:p>
            <text:p text:style-name="P25"><text:tab/>if ((*v).total_size != 0) </text:p>
            <text:p text:style-name="P25"><text:tab/><text:tab/>(*v).total_size --;</text:p>
            <text:p text:style-name="P25">}</text:p>
            <text:p text:style-name="P25"/>
            <text:p text:style-name="P25">int int_vector_shrink_to_fit(IntVector *v) {</text:p>
            <text:p text:style-name="P25"><text:s text:c="4"/>if((*v).total_size) {</text:p>
            <text:p text:style-name="P25"><text:s text:c="8"/>IntVector *new_vector = int_vector_copy(v);</text:p>
            <text:p text:style-name="P25"><text:s text:c="8"/>(*v).container = (int*) realloc((*v).container, ((*v).current_size = (*v).total_size) * sizeof(int));</text:p>
            <text:p text:style-name="P25"><text:s text:c="8"/>if ((*v).container == NULL) {</text:p>
            <text:p text:style-name="P25"><text:s text:c="12"/>(*v).container = (*new_vector).container;</text:p>
            <text:p text:style-name="P25"><text:s text:c="12"/>(*v).current_size = (*new_vector).current_size;</text:p>
            <text:p text:style-name="P25"><text:s text:c="12"/>(*v).total_size = (*new_vector).total_size;</text:p>
            <text:p text:style-name="P25"><text:s text:c="12"/>free(new_vector);</text:p>
            <text:p text:style-name="P25"><text:s text:c="12"/>printf("ERROR : container dont resize.\n");</text:p>
            <text:p text:style-name="P25"><text:s text:c="12"/>return -1;</text:p>
            <text:p text:style-name="P25"><text:s text:c="8"/>}</text:p>
            <text:p text:style-name="P25"><text:s text:c="4"/>}</text:p>
            <text:p text:style-name="P25"><text:s text:c="4"/>return 0; <text:s text:c="2"/></text:p>
            <text:p text:style-name="P25">}</text:p>
            <text:p text:style-name="P25">int int_vector_resize(IntVector *v, size_t new_size) {</text:p>
            <text:p text:style-name="P25"><text:s text:c="4"/>if ((new_size &lt; (*v).total_size) || (new_size == (*v).total_size)) {</text:p>
            <text:p text:style-name="P25"><text:s text:c="8"/>printf("ERROR : New size is less or equal.\n");</text:p>
            <text:p text:style-name="P25"><text:s text:c="8"/>return 0;</text:p>
            <text:p text:style-name="P25"><text:s text:c="4"/>} else {</text:p>
            <text:p text:style-name="P25"><text:s text:c="8"/>int *new_resize = (int*) realloc((*v).container, new_size * sizeof(int));</text:p>
            <text:p text:style-name="P25"><text:s text:c="8"/>if (new_resize == NULL) {</text:p>
            <text:p text:style-name="P25"><text:s text:c="12"/>printf("ERROR : new_resize == NULL\n");</text:p>
            <text:p text:style-name="P25"><text:s text:c="12"/>return -1;</text:p>
            <text:p text:style-name="P25"><text:s text:c="8"/>}</text:p>
            <text:p text:style-name="P25"><text:s text:c="8"/>(*v).container = new_resize;</text:p>
            <text:p text:style-name="P25"><text:s text:c="8"/>for (int i = new_size - ((*v).total_size); i &lt; new_size; i++) {</text:p>
            <text:p text:style-name="P25"><text:s text:c="12"/>((*v).container)[i] = 0;</text:p>
            <text:p text:style-name="P25"><text:s text:c="8"/>}</text:p>
            <text:p text:style-name="P25"><text:s text:c="8"/>(*v).total_size = new_size;</text:p>
            <text:p text:style-name="P25"><text:s text:c="4"/>}</text:p>
            <text:p text:style-name="P25"><text:s text:c="4"/>return 0;</text:p>
            <text:p text:style-name="P25">}</text:p>
            <text:p text:style-name="P25">int int_vector_reserve(IntVector *v, size_t new_capacity) {</text:p>
            <text:p text:style-name="P25"><text:tab/>if ((new_capacity &lt; (*v).current_size) || (new_capacity == (*v).current_size)) {</text:p>
            <text:p text:style-name="P25"><text:s text:c="8"/>printf("ERROR : New size is less or equal.\n");</text:p>
            <text:p text:style-name="P25"><text:s text:c="8"/>return -1;</text:p>
            <text:p text:style-name="P25"><text:s text:c="4"/>} else {</text:p>
            <text:p text:style-name="P25"><text:tab/><text:tab/>(*v).current_size = new_capacity;</text:p>
            <text:p text:style-name="P25"><text:tab/><text:tab/>int *new_resize = (int*) realloc((*v).container, new_capacity * sizeof(int));</text:p>
            <text:p text:style-name="P25"><text:tab/><text:tab/>if (new_resize == NULL) {</text:p>
            <text:p text:style-name="P25"><text:s text:c="12"/>printf("ERROR : new_resize == NULL\n");</text:p>
            <text:p text:style-name="P25"><text:tab/><text:tab/><text:tab/>return -1;</text:p>
            <text:p text:style-name="P25"><text:s text:c="8"/>}</text:p>
            <text:p text:style-name="P25"><text:tab/><text:tab/>(*v).container = new_resize;</text:p>
            <text:p text:style-name="P25"><text:tab/><text:tab/>return 0;</text:p>
            <text:p text:style-name="P25"><text:tab/>} <text:s text:c="2"/></text:p>
            <text:p text:style-name="P25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family-generic="roman" style:font-pitch="variable" fo:font-size="12pt" fo:language="ru" fo:country="RU" style:letter-kerning="true" style:font-name-asian="DejaVu Sans" style:font-family-asian="'DejaVu Sans', 'MS Mincho'" style:font-pitch-asian="variable" style:font-size-asian="12pt" style:font-name-complex="Times" style:font-family-complex="Times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1.203cm" fo:margin-left="2cm" fo:margin-right="1.06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m</meta:initial-creator>
    <meta:creation-date>2017-02-13T09:08:00</meta:creation-date>
    <dc:date>2018-05-29T00:19:41.718196679</dc:date>
    <meta:print-date>2009-09-04T12:55:00</meta:print-date>
    <meta:editing-cycles>4</meta:editing-cycles>
    <meta:editing-duration>PT10M10S</meta:editing-duration>
    <meta:document-statistic meta:table-count="1" meta:image-count="0" meta:object-count="0" meta:page-count="3" meta:paragraph-count="174" meta:word-count="675" meta:character-count="6138" meta:non-whitespace-character-count="4860"/>
    <meta:generator>LibreOffice/5.1.6.2$Linux_X86_64 LibreOffice_project/10m0$Build-2</meta:generator>
  </office:meta>
</office:document-meta>
</file>